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First_20_Page">
      <style:paragraph-properties style:page-number="auto" fo:break-before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rsid="001c312c" officeooo:paragraph-rsid="001c312c"/>
    </style:style>
    <style:style style:name="Sect1" style:family="section">
      <style:section-properties fo:background-color="#729fcf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dedce6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dbb6" style:editable="false">
        <style:columns fo:column-count="1" fo:column-gap="0cm"/>
        <style:background-image/>
      </style:section-properties>
    </style:style>
    <style:style style:name="Sect4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5" style:family="section">
      <style:section-properties fo:background-color="#ffe5ca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 text</text:p>
      <text:section text:style-name="Sect1" text:name="TextSection">
        <text:p text:style-name="P4">2 text</text:p>
      </text:section>
      <text:section text:style-name="Sect2" text:name="Section1">
        <text:p text:style-name="P2">3 text</text:p>
      </text:section>
      <text:section text:style-name="Sect3" text:name="Section2">
        <text:p text:style-name="P2">4 text</text:p>
        <text:section text:style-name="Sect4" text:name="Section3">
          <text:p text:style-name="P6">5 text</text:p>
          <text:section text:style-name="Sect5" text:name="Section4">
            <text:p text:style-name="P6">6 text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3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Footer">footer</text:p>
      </style:footer>
    </style:master-page>
    <style:master-page style:name="Converted1" style:page-layout-name="Mpm2">
      <style:header>
        <text:p text:style-name="Header">Header</text:p>
      </style:header>
      <style:footer>
        <text:p text:style-name="Footer">footer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2:49:00</meta:creation-date>
    <dc:language>en-US</dc:language>
    <dc:date>2018-12-14T13:33:32.189426901</dc:date>
    <meta:editing-cycles>10</meta:editing-cycles>
    <meta:editing-duration>PT10M49S</meta:editing-duration>
    <meta:generator>LibreOffice/6.0.6.2$Linux_X86_64 LibreOffice_project/00m0$Build-2</meta:generator>
    <meta:document-statistic meta:table-count="0" meta:image-count="0" meta:object-count="0" meta:page-count="6" meta:paragraph-count="10" meta:word-count="16" meta:character-count="60" meta:non-whitespace-character-count="54"/>
  </office:meta>
</office:document-meta>
</file>